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Hate_Crimes_On_campu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Hate_Crimes_On_campus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Hate Crimes - On campu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Murder/Non-negligent manslaughter - Race</text:p>
          </table:table-cell>
          <table:table-cell table:style-name="ce21" office:value-type="string">
            <text:p>Murder/Non-negligent manslaughter - Religion</text:p>
          </table:table-cell>
          <table:table-cell table:style-name="ce21" office:value-type="string">
            <text:p>Murder/Non-negligent manslaughter - Sexual orientation</text:p>
          </table:table-cell>
          <table:table-cell table:style-name="ce21" office:value-type="string">
            <text:p>Murder/Non-negligent manslaughter - Gender</text:p>
          </table:table-cell>
          <table:table-cell table:style-name="ce21" office:value-type="string">
            <text:p>Murder/Non-negligent manslaughter - Disability</text:p>
          </table:table-cell>
          <table:table-cell table:style-name="ce21" office:value-type="string">
            <text:p>Murder/Non-negligent manslaughter - Ethnicity/National origin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Negligent manslaughter - Race</text:p>
          </table:table-cell>
          <table:table-cell table:style-name="ce21" office:value-type="string">
            <text:p>Negligent manslaughter - Religion</text:p>
          </table:table-cell>
          <table:table-cell table:style-name="ce21" office:value-type="string">
            <text:p>Negligent manslaughter - Sexual orientation</text:p>
          </table:table-cell>
          <table:table-cell table:style-name="ce21" office:value-type="string">
            <text:p>Negligent manslaughter - Gender</text:p>
          </table:table-cell>
          <table:table-cell table:style-name="ce21" office:value-type="string">
            <text:p>Negligent manslaughter - Disability</text:p>
          </table:table-cell>
          <table:table-cell table:style-name="ce21" office:value-type="string">
            <text:p>Negligent manslaughter - Ethnicity/National origin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Forcible - Race</text:p>
          </table:table-cell>
          <table:table-cell table:style-name="ce21" office:value-type="string">
            <text:p>Sex offenses - Forcible - Religion</text:p>
          </table:table-cell>
          <table:table-cell table:style-name="ce21" office:value-type="string">
            <text:p>Sex offenses - Forcible - Sexual orientation</text:p>
          </table:table-cell>
          <table:table-cell table:style-name="ce21" office:value-type="string">
            <text:p>Sex offenses - Forcible - Gender</text:p>
          </table:table-cell>
          <table:table-cell table:style-name="ce21" office:value-type="string">
            <text:p>Sex offenses - Forcible - Disability</text:p>
          </table:table-cell>
          <table:table-cell table:style-name="ce21" office:value-type="string">
            <text:p>Sex offenses - Forcible - Ethnicity/National origin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Sex offenses - Non-forcible -Race</text:p>
          </table:table-cell>
          <table:table-cell table:style-name="ce21" office:value-type="string">
            <text:p>Sex offenses - Non-forcible - Religion</text:p>
          </table:table-cell>
          <table:table-cell table:style-name="ce21" office:value-type="string">
            <text:p>Sex offenses - Non-forcible - Sexual orientation</text:p>
          </table:table-cell>
          <table:table-cell table:style-name="ce21" office:value-type="string">
            <text:p>Sex offenses - Non-forcible - Gender</text:p>
          </table:table-cell>
          <table:table-cell table:style-name="ce21" office:value-type="string">
            <text:p>Sex offenses - Non-forcible - Disability</text:p>
          </table:table-cell>
          <table:table-cell table:style-name="ce21" office:value-type="string">
            <text:p>Sex offenses - Non-forcible - Ethnicity/National origin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Robbery - Race</text:p>
          </table:table-cell>
          <table:table-cell table:style-name="ce21" office:value-type="string">
            <text:p>Robbery - Religion</text:p>
          </table:table-cell>
          <table:table-cell table:style-name="ce21" office:value-type="string">
            <text:p>Robbery - Sexual orientation</text:p>
          </table:table-cell>
          <table:table-cell table:style-name="ce21" office:value-type="string">
            <text:p>Robbery - Gender</text:p>
          </table:table-cell>
          <table:table-cell table:style-name="ce21" office:value-type="string">
            <text:p>Robbery - Disability</text:p>
          </table:table-cell>
          <table:table-cell table:style-name="ce21" office:value-type="string">
            <text:p>Robbery - Ethnicity/National origin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Aggravated assault - Race</text:p>
          </table:table-cell>
          <table:table-cell table:style-name="ce21" office:value-type="string">
            <text:p>Aggravated assault - Religion</text:p>
          </table:table-cell>
          <table:table-cell table:style-name="ce21" office:value-type="string">
            <text:p>Aggravated assault - Sexual orientation</text:p>
          </table:table-cell>
          <table:table-cell table:style-name="ce21" office:value-type="string">
            <text:p>Aggravated assault - Gender</text:p>
          </table:table-cell>
          <table:table-cell table:style-name="ce21" office:value-type="string">
            <text:p>Aggravated assault - Disability</text:p>
          </table:table-cell>
          <table:table-cell table:style-name="ce21" office:value-type="string">
            <text:p>Aggravated assault - Ethnicity/National origin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Burglary - Race</text:p>
          </table:table-cell>
          <table:table-cell table:style-name="ce21" office:value-type="string">
            <text:p>Burglary - Religion</text:p>
          </table:table-cell>
          <table:table-cell table:style-name="ce21" office:value-type="string">
            <text:p>Burglary - Sexual orientation</text:p>
          </table:table-cell>
          <table:table-cell table:style-name="ce21" office:value-type="string">
            <text:p>Burglary - Gender</text:p>
          </table:table-cell>
          <table:table-cell table:style-name="ce21" office:value-type="string">
            <text:p>Burglary - Disability</text:p>
          </table:table-cell>
          <table:table-cell table:style-name="ce21" office:value-type="string">
            <text:p>Burglary - Ethnicity/National origin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Motor vehicle theft - Race</text:p>
          </table:table-cell>
          <table:table-cell table:style-name="ce21" office:value-type="string">
            <text:p>Motor vehicle theft - Religion</text:p>
          </table:table-cell>
          <table:table-cell table:style-name="ce21" office:value-type="string">
            <text:p>Motor vehicle theft - Sexual orientation</text:p>
          </table:table-cell>
          <table:table-cell table:style-name="ce21" office:value-type="string">
            <text:p>Motor vehicle theft - Gender</text:p>
          </table:table-cell>
          <table:table-cell table:style-name="ce21" office:value-type="string">
            <text:p>Motor vehicle theft - Disability</text:p>
          </table:table-cell>
          <table:table-cell table:style-name="ce21" office:value-type="string">
            <text:p>Motor vehicle theft - Ethnicity/National origi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Arson - Race</text:p>
          </table:table-cell>
          <table:table-cell table:style-name="ce21" office:value-type="string">
            <text:p>Arson - Religion</text:p>
          </table:table-cell>
          <table:table-cell table:style-name="ce21" office:value-type="string">
            <text:p>Arson - Sexual orientation</text:p>
          </table:table-cell>
          <table:table-cell table:style-name="ce21" office:value-type="string">
            <text:p>Arson - Gender</text:p>
          </table:table-cell>
          <table:table-cell table:style-name="ce21" office:value-type="string">
            <text:p>Arson - Disability</text:p>
          </table:table-cell>
          <table:table-cell table:style-name="ce21" office:value-type="string">
            <text:p>Arson - Ethnicity/National origin</text:p>
          </table:table-cell>
          <table:table-cell table:style-name="ce21" office:value-type="string">
            <text:p>Simple assault</text:p>
          </table:table-cell>
          <table:table-cell table:style-name="ce21" office:value-type="string">
            <text:p>Simple assault - Race</text:p>
          </table:table-cell>
          <table:table-cell table:style-name="ce21" office:value-type="string">
            <text:p>Simple assault - Religion</text:p>
          </table:table-cell>
          <table:table-cell table:style-name="ce21" office:value-type="string">
            <text:p>Simple assault - Sexual orientation</text:p>
          </table:table-cell>
          <table:table-cell table:style-name="ce21" office:value-type="string">
            <text:p>Simple assault - Gender</text:p>
          </table:table-cell>
          <table:table-cell table:style-name="ce21" office:value-type="string">
            <text:p>Simple assault - Disability</text:p>
          </table:table-cell>
          <table:table-cell table:style-name="ce21" office:value-type="string">
            <text:p>Simple assault - Ethnicity/National origin</text:p>
          </table:table-cell>
          <table:table-cell table:style-name="ce21" office:value-type="string">
            <text:p>Larceny-theft</text:p>
          </table:table-cell>
          <table:table-cell table:style-name="ce21" office:value-type="string">
            <text:p>Larceny-theft - Race</text:p>
          </table:table-cell>
          <table:table-cell table:style-name="ce21" office:value-type="string">
            <text:p>Larceny-theft - Religion</text:p>
          </table:table-cell>
          <table:table-cell table:style-name="ce21" office:value-type="string">
            <text:p>Larceny-theft - Sexual orientation</text:p>
          </table:table-cell>
          <table:table-cell table:style-name="ce21" office:value-type="string">
            <text:p>Larceny-theft - Gender</text:p>
          </table:table-cell>
          <table:table-cell table:style-name="ce21" office:value-type="string">
            <text:p>Larceny-theft - Disability</text:p>
          </table:table-cell>
          <table:table-cell table:style-name="ce21" office:value-type="string">
            <text:p>Larceny-theft - Ethnicity/National origin</text:p>
          </table:table-cell>
          <table:table-cell table:style-name="ce21" office:value-type="string">
            <text:p>Intimidation</text:p>
          </table:table-cell>
          <table:table-cell table:style-name="ce21" office:value-type="string">
            <text:p>Intimidation - Race</text:p>
          </table:table-cell>
          <table:table-cell table:style-name="ce21" office:value-type="string">
            <text:p>Intimidation - Religion</text:p>
          </table:table-cell>
          <table:table-cell table:style-name="ce21" office:value-type="string">
            <text:p>Intimidation - Sexual orientation</text:p>
          </table:table-cell>
          <table:table-cell table:style-name="ce21" office:value-type="string">
            <text:p>Intimidation - Gender</text:p>
          </table:table-cell>
          <table:table-cell table:style-name="ce21" office:value-type="string">
            <text:p>Intimidation - Disability</text:p>
          </table:table-cell>
          <table:table-cell table:style-name="ce21" office:value-type="string">
            <text:p>Intimidation - Ethnicity/National origin</text:p>
          </table:table-cell>
          <table:table-cell table:style-name="ce21" office:value-type="string">
            <text:p>Destruction/damage/ vandalism of property</text:p>
          </table:table-cell>
          <table:table-cell table:style-name="ce21" office:value-type="string">
            <text:p>Destruction/damage/ vandalism of property - Race</text:p>
          </table:table-cell>
          <table:table-cell table:style-name="ce21" office:value-type="string">
            <text:p>Destruction/damage/ vandalism of property - Religion</text:p>
          </table:table-cell>
          <table:table-cell table:style-name="ce21" office:value-type="string">
            <text:p>Destruction/damage/ vandalism of property - Sexual orientation</text:p>
          </table:table-cell>
          <table:table-cell table:style-name="ce21" office:value-type="string">
            <text:p>Destruction/damage/ vandalism of property - Gender</text:p>
          </table:table-cell>
          <table:table-cell table:style-name="ce21" office:value-type="string">
            <text:p>Destruction/damage/ vandalism of property - Disability</text:p>
          </table:table-cell>
          <table:table-cell table:style-name="ce21" office:value-type="string">
            <text:p>Destruction/damage/ vandalism of property - Ethnicity/National origin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482">
            <text:p>48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82">
            <text:p>48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82">
            <text:p>48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697">
            <text:p>6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697">
            <text:p>6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ational College -  Cincinnati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National College  - Kettering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5">
            <text:p>36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901">
            <text:p>90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6">
            <text:p>258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6">
            <text:p>13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5595">
            <text:p>445595</text:p>
          </table:table-cell>
          <table:table-cell table:style-name="ce21" office:value-type="string">
            <text:p>Banner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">
            <text:p>25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9">
            <text:p>20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3804">
            <text:p>380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RCC Harrisonburg Center</text:p>
          </table:table-cell>
          <table:table-cell table:style-name="ce21" office:value-type="float" office:value="3804">
            <text:p>380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CC Augusta Center at AMC</text:p>
          </table:table-cell>
          <table:table-cell table:style-name="ce21" office:value-type="float" office:value="3804">
            <text:p>380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6">
            <text:p>77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6">
            <text:p>46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572">
            <text:p>231572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06">
            <text:p>150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463">
            <text:p>46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1">
            <text:p>45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2">
            <text:p>16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87">
            <text:p>478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4787">
            <text:p>478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ookneal Center</text:p>
          </table:table-cell>
          <table:table-cell table:style-name="ce21" office:value-type="float" office:value="4787">
            <text:p>478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dford Center</text:p>
          </table:table-cell>
          <table:table-cell table:style-name="ce21" office:value-type="float" office:value="4787">
            <text:p>478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92">
            <text:p>29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604">
            <text:p>60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593">
            <text:p>59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306">
            <text:p>30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192">
            <text:p>119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116">
            <text:p>11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99">
            <text:p>469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44">
            <text:p>75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377403">
            <text:p>377403</text:p>
          </table:table-cell>
          <table:table-cell table:style-name="ce21" office:value-type="string">
            <text:p>Colonial Heights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6">
            <text:p>131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46">
            <text:p>394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648">
            <text:p>64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ysons Corner Center</text:p>
          </table:table-cell>
          <table:table-cell table:style-name="ce21" office:value-type="float" office:value="648">
            <text:p>64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02">
            <text:p>130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20">
            <text:p>72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5">
            <text:p>91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915">
            <text:p>91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ECPI - Dulles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CPI University - Columbia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CPI University - Concord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ECPI - Virginia Beach Annex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460">
            <text:p>46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1">
            <text:p>110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559">
            <text:p>55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588">
            <text:p>58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61">
            <text:p>26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8">
            <text:p>58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993">
            <text:p>99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4">
            <text:p>20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728">
            <text:p>2972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5018">
            <text:p>501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5018">
            <text:p>501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1">
            <text:p>28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0">
            <text:p>106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309">
            <text:p>630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6309">
            <text:p>630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6309">
            <text:p>630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189">
            <text:p>233189</text:p>
          </table:table-cell>
          <table:table-cell table:style-name="ce21" office:value-type="string">
            <text:p>Heritage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4">
            <text:p>2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218">
            <text:p>21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292">
            <text:p>232292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123">
            <text:p>112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4">
            <text:p>31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5">
            <text:p>64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1">
            <text:p>47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8">
            <text:p>48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1671">
            <text:p>1167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1671">
            <text:p>1167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1671">
            <text:p>1167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6938">
            <text:p>1693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6938">
            <text:p>1693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6938">
            <text:p>1693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873">
            <text:p>87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oanoke Higher Education Ctr</text:p>
          </table:table-cell>
          <table:table-cell table:style-name="ce21" office:value-type="float" office:value="873">
            <text:p>87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314">
            <text:p>631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6314">
            <text:p>631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6314">
            <text:p>631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458">
            <text:p>1245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74">
            <text:p>43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492">
            <text:p>549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5492">
            <text:p>549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8">
            <text:p>242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76">
            <text:p>17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40">
            <text:p>174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676">
            <text:p>367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1891">
            <text:p>189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ical Careers College - Virginia Beach</text:p>
          </table:table-cell>
          <table:table-cell table:style-name="ce21" office:value-type="float" office:value="1891">
            <text:p>189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1891">
            <text:p>189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edical Careers College - Newport News</text:p>
          </table:table-cell>
          <table:table-cell table:style-name="ce21" office:value-type="float" office:value="1891">
            <text:p>189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1391">
            <text:p>139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1391">
            <text:p>139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1391">
            <text:p>139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iller-Motte Technical College - Cary- NC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74">
            <text:p>29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19004">
            <text:p>419004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148">
            <text:p>14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15">
            <text:p>391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096">
            <text:p>609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7740">
            <text:p>3774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37740">
            <text:p>3774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37740">
            <text:p>3774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37740">
            <text:p>3774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37740">
            <text:p>3774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37740">
            <text:p>3774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1274">
            <text:p>212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28">
            <text:p>322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525">
            <text:p>152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525">
            <text:p>152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63">
            <text:p>416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52">
            <text:p>955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12">
            <text:p>71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5">
            <text:p>112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2870">
            <text:p>287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2870">
            <text:p>287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61">
            <text:p>396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egent University- DC Campus</text:p>
          </table:table-cell>
          <table:table-cell table:style-name="ce21" office:value-type="float" office:value="3961">
            <text:p>396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437">
            <text:p>143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483">
            <text:p>48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5213">
            <text:p>435213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36">
            <text:p>193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717">
            <text:p>71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664">
            <text:p>66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8">
            <text:p>22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98">
            <text:p>299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350">
            <text:p>35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78">
            <text:p>67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77">
            <text:p>17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4863">
            <text:p>486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66">
            <text:p>366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163">
            <text:p>16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6">
            <text:p>48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2">
            <text:p>75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4884">
            <text:p>444884</text:p>
          </table:table-cell>
          <table:table-cell table:style-name="ce21" office:value-type="string">
            <text:p>Tap This Valley Works C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oanoke Higher Education Center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70">
            <text:p>248970</text:p>
          </table:table-cell>
          <table:table-cell table:style-name="ce21" office:value-type="string">
            <text:p>TESST College of Technology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4">
            <text:p>32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077">
            <text:p>107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953">
            <text:p>195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95">
            <text:p>859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3718">
            <text:p>2371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3718">
            <text:p>2371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3718">
            <text:p>2371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3718">
            <text:p>2371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3718">
            <text:p>2371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5">
            <text:p>37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375">
            <text:p>37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734">
            <text:p>473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1377">
            <text:p>137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 table:style-name="ce21" office:value-type="float" office:value="383">
            <text:p>38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42">
            <text:p>454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765">
            <text:p>2376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3765">
            <text:p>2376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3765">
            <text:p>2376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3765">
            <text:p>2376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3765">
            <text:p>2376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3765">
            <text:p>2376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FBI Academy</text:p>
          </table:table-cell>
          <table:table-cell table:style-name="ce21" office:value-type="float" office:value="23765">
            <text:p>2376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9168">
            <text:p>2916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9168">
            <text:p>2916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425">
            <text:p>242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772">
            <text:p>77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69">
            <text:p>136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55">
            <text:p>505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00">
            <text:p>170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92">
            <text:p>139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43">
            <text:p>824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7">
            <text:p>11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9">
            <text:p>21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57">
            <text:p>25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2488">
            <text:p>248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Hate_Crimes_On_campus" style:display-name="PageStyle_Hate_Crimes_On_campus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